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bjek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seznam subjektů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ubjekty</text:p>
          </table:table-cell>
          <table:table-cell office:value-type="string" table:style-name="ce1">
            <text:p>správce</text:p>
          </table:table-cell>
          <table:table-cell office:value-type="string" table:style-name="ce1">
            <text:p>poskytovatel</text:p>
          </table:table-cell>
          <table:table-cell office:value-type="string" table:style-name="ce1">
            <text:p>udržovatel</text:p>
          </table:table-cell>
          <table:table-cell table:number-columns-repeated="16379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3">
            <text:p>neurčený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MČ Praha 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MČ Praha 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MČ Praha 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MČ Praha 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MČ Praha 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MČ Praha 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MČ Praha 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MČ Praha 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MČ Praha 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MČ Praha 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MČ Praha 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MČ Praha 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MČ Praha 1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MČ Praha 1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MČ Praha 1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MČ Praha 1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MČ Praha 1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MČ Praha 1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MČ Praha 1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MČ Praha 2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MČ Praha 2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MČ Praha 2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MČ Praha-Ben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MČ Praha-Běchov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MČ Praha-Březiněv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MČ Praha-Dolní Chabr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MČ Praha-Dolní Měcholup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MČ Praha-Dolní Počern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MČ Praha-Dubeč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MČ Praha-Klánov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MČ Praha-Koloděj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MČ Praha-Kolovraty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MČ Praha-Králov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MČ Praha-Králov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MČ Praha-Křesl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MČ Praha-Libuš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MČ Praha-Lipe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MČ Praha-Lochko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MČ Praha-Lysolaj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MČ Praha-Nebuš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MČ Praha-Nedvězí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MČ Praha-Petrov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MČ Praha-Přední Kopanin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MČ Praha-Satal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MČ Praha-Slivene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MČ Praha-Suchdo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MČ Praha-Troj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MČ Praha-Velká Chuchl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MČ Praha-Vinoř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MČ Praha-Zbrasla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MČ Praha-Zličí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MČ Praha-Újez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MČ Praha-Čakov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MČ Praha-Ďábli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MČ Praha-Řeporyj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MČ Praha-Šebero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MČ Praha-Štěrboholy<text:s/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MHMP-OCP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Technická správa komunikací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tome a spoluvlastníci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ražské vodovody a kanalizace (PVK)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HMP-HOM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DSW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GEPR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T-map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PR Prah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URBIA<text:s/>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CTO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nájemce objektu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Lesy HMP firm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number-rows-repeated="1048503" table:style-name="ro1">
          <table:table-cell table:number-columns-repeated="16384"/>
        </table:table-row>
      </table:table>
      <table:database-ranges>
        <table:database-range table:target-range-address="subjekty.A2:subjekty.E73" table:name="Tabulk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Lejsková Karolina Mgr. (SPI/KPD)</meta:initial-creator>
    <dc:creator>Gardoňová Alžběta Ing. (SPI/KPD)</dc:creator>
    <meta:creation-date>2024-11-27T09:11:38Z</meta:creation-date>
    <dc:date>2025-01-03T09:39:18Z</dc:date>
  </office:meta>
</office:document-meta>
</file>